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8mm"/>
    </style:style>
    <style:style style:name="co2" style:family="table-column">
      <style:table-column-properties fo:break-before="auto" style:column-width="27.9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55.32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Arial" fo:font-size="24pt" fo:font-weight="bold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bold" style:font-weight-complex="bold" style:font-style-asian="normal" style:font-style-complex="normal"/>
    </style:style>
    <style:style style:name="T2" style:family="text">
      <style:text-properties fo:font-size="24pt" fo:font-weight="bold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bold" style:font-weight-complex="bold" style:font-style-asian="normal" style:font-style-complex="normal" style:font-name="標楷體"/>
    </style:style>
    <style:style style:name="T3" style:family="text">
      <style:text-properties fo:font-size="24pt" fo:font-weight="bold" style:text-underline-style="none" style:text-underline-color="font-color" style:text-line-through-type="none" fo:font-style="normal" style:text-outline="false" fo:text-shadow="none" style:text-position="0%" style:font-size-asian="24pt" style:font-size-complex="24pt" style:font-weight-asian="bold" style:font-weight-complex="bold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4pt" style:font-size-asian="14pt" style:font-size-complex="14pt" style:font-name="標楷體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4pt" style:font-size-asian="14pt" style:font-size-complex="14pt" style:font-name="Arial"/>
    </style:style>
    <style:style style:name="T8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252" table:default-cell-style-name="ce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退<text:span text:style-name="T1">  </text:span><text:span text:style-name="T2">貨</text:span><text:span text:style-name="T3"> </text:span><text:span text:style-name="T2">單</text:span></text:p>
          </table:table-cell>
          <table:covered-table-cell table:number-columns-repeated="4" table:style-name="ce7"/>
          <table:table-cell table:number-columns-repeated="1019"/>
        </table:table-row>
        <table:table-row table:style-name="ro2">
          <table:table-cell table:style-name="ce2" office:value-type="string" calcext:value-type="string">
            <text:p>客戶名稱：<text:span text:style-name="T4">                                                 </text:span><text:span text:style-name="T5">    </text:span><text:span text:style-name="T6">年</text:span><text:span text:style-name="T7">     </text:span><text:span text:style-name="T6">月</text:span><text:span text:style-name="T7">     </text:span><text:span text:style-name="T6">日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品<text:span text:style-name="T8"> </text:span><text:span text:style-name="T9">名</text:span></text:p>
          </table:table-cell>
          <table:table-cell table:style-name="ce3" office:value-type="string" calcext:value-type="string">
            <text:p>數<text:span text:style-name="T8"> </text:span><text:span text:style-name="T9">量</text:span></text:p>
          </table:table-cell>
          <table:table-cell table:style-name="ce3" office:value-type="string" calcext:value-type="string">
            <text:p>單<text:span text:style-name="T8"> </text:span><text:span text:style-name="T9">價</text:span></text:p>
          </table:table-cell>
          <table:table-cell table:style-name="ce3" office:value-type="string" calcext:value-type="string">
            <text:p>總<text:span text:style-name="T8"> </text:span><text:span text:style-name="T9">價</text:span></text:p>
          </table:table-cell>
          <table:table-cell table:style-name="ce3" office:value-type="string" calcext:value-type="string">
            <text:p>原<text:span text:style-name="T8"> </text:span><text:span text:style-name="T9">因</text:span></text:p>
          </table:table-cell>
          <table:table-cell table:number-columns-repeated="1019"/>
        </table:table-row>
        <table:table-row table:style-name="ro3" table:number-rows-repeated="12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5" table:number-rows-spanned="1">
            <text:p>合計新台幣　　　萬　　　仟　　　佰　　　拾　　　元整</text:p>
          </table:table-cell>
          <table:covered-table-cell table:number-columns-repeated="4" table:style-name="ce8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經理<text:span text:style-name="T4">   </text:span></text:p>
          </table:table-cell>
          <table:table-cell table:style-name="ce6" office:value-type="string" calcext:value-type="string">
            <text:p>會計</text:p>
          </table:table-cell>
          <table:table-cell/>
          <table:table-cell table:style-name="ce6" office:value-type="string" calcext:value-type="string">
            <text:p>經辦人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退<text:span text:style-name="T1">  </text:span><text:span text:style-name="T2">貨</text:span><text:span text:style-name="T3"> </text:span><text:span text:style-name="T2">單</text:span></text:p>
          </table:table-cell>
          <table:covered-table-cell table:number-columns-repeated="4" table:style-name="ce7"/>
          <table:table-cell table:number-columns-repeated="1019"/>
        </table:table-row>
        <table:table-row table:style-name="ro3">
          <table:table-cell table:style-name="ce2" office:value-type="string" calcext:value-type="string">
            <text:p>客戶名稱：<text:span text:style-name="T4">                                                 </text:span><text:span text:style-name="T5">    </text:span><text:span text:style-name="T6">年</text:span><text:span text:style-name="T7">     </text:span><text:span text:style-name="T6">月</text:span><text:span text:style-name="T7">     </text:span><text:span text:style-name="T6">日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品<text:span text:style-name="T8"> </text:span><text:span text:style-name="T9">名</text:span></text:p>
          </table:table-cell>
          <table:table-cell table:style-name="ce3" office:value-type="string" calcext:value-type="string">
            <text:p>數<text:span text:style-name="T8"> </text:span><text:span text:style-name="T9">量</text:span></text:p>
          </table:table-cell>
          <table:table-cell table:style-name="ce3" office:value-type="string" calcext:value-type="string">
            <text:p>單<text:span text:style-name="T8"> </text:span><text:span text:style-name="T9">價</text:span></text:p>
          </table:table-cell>
          <table:table-cell table:style-name="ce3" office:value-type="string" calcext:value-type="string">
            <text:p>總<text:span text:style-name="T8"> </text:span><text:span text:style-name="T9">價</text:span></text:p>
          </table:table-cell>
          <table:table-cell table:style-name="ce3" office:value-type="string" calcext:value-type="string">
            <text:p>原<text:span text:style-name="T8"> </text:span><text:span text:style-name="T9">因</text:span></text:p>
          </table:table-cell>
          <table:table-cell table:number-columns-repeated="1019"/>
        </table:table-row>
        <table:table-row table:style-name="ro3" table:number-rows-repeated="12">
          <table:table-cell table:style-name="ce4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5" table:number-rows-spanned="1">
            <text:p>合計新台幣　　　萬　　　仟　　　佰　　　拾　　　元整</text:p>
          </table:table-cell>
          <table:covered-table-cell table:number-columns-repeated="4" table:style-name="ce8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經理<text:span text:style-name="T4">   </text:span></text:p>
          </table:table-cell>
          <table:table-cell table:style-name="ce6" office:value-type="string" calcext:value-type="string">
            <text:p>會計</text:p>
          </table:table-cell>
          <table:table-cell/>
          <table:table-cell table:style-name="ce6" office:value-type="string" calcext:value-type="string">
            <text:p>經辦人</text:p>
          </table:table-cell>
          <table:table-cell table:number-columns-repeated="1020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39:10</meta:creation-date>
    <dc:creator>Joyce</dc:creator>
    <dc:date>2004-04-14T10:41:35</dc:date>
    <meta:print-date>2004-04-14T10:41:26</meta:print-date>
    <meta:document-statistic meta:table-count="1" meta:cell-count="22" meta:object-count="0"/>
    <meta:generator>LibreOffice/5.1.1.3$Windows_x86 LibreOffice_project/89f508ef3ecebd2cfb8e1def0f0ba9a803b88a6d</meta:generator>
  </office:meta>
</office:document-meta>
</file>